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346cm"/>
          <style:tab-stop style:position="17.549cm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Standard" style:master-page-name="">
      <style:paragraph-properties fo:margin-left="0cm" fo:margin-right="0cm" fo:text-align="end" style:justify-single-word="false" fo:text-indent="0cm" style:auto-text-indent="false" style:page-number="auto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екану ФАПИ</text:p>
      <text:p text:style-name="P1">Алисултановой Э.Д.</text:p>
      <text:p text:style-name="P1">куратора группы ПИ-12</text:p>
      <text:p text:style-name="P1">Хасухаджиева А.С-А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1"/>
      <text:p text:style-name="P1"/>
      <text:p text:style-name="P1"/>
      <text:p text:style-name="P2">Служебная записка</text:p>
      <text:p text:style-name="P2"/>
      <text:p text:style-name="P2"/>
      <text:p text:style-name="P3"><text:tab/>Прошу объявить выговор за нарушение обще-институтских привил внутреннего распорядка, следующим студентам:</text:p>
      <text:p text:style-name="P3"/>
      <text:p text:style-name="P3"><text:tab/>Батаев А.</text:p>
      <text:p text:style-name="P4"><text:tab/>Диресов М.</text:p>
      <text:p text:style-name="P3"><text:tab/>Заурбеков М.</text:p>
      <text:p text:style-name="P3"><text:tab/>Тазуркаев И.</text:p>
      <text:p text:style-name="P3"><text:tab/>Шахбиев Р.</text:p>
      <text:p text:style-name="P3"><text:tab/>Эсамбаев А.</text:p>
      <text:p text:style-name="P3"><text:tab/>Дубаев А.</text:p>
      <text:p text:style-name="P3"/>
      <text:p text:style-name="P3"/>
      <text:p text:style-name="P3"/>
      <text:p text:style-name="P3"/>
      <text:p text:style-name="P3"/>
      <text:p text:style-name="P3"><text:tab/>Зав.кафедрой «ИСЭ»<text:tab/><text:tab/><text:tab/><text:tab/><text:tab/><text:tab/>Л.Р. Магомаев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5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пти Хасухаджиев</meta:initial-creator>
    <meta:creation-date>2014-05-31T10:55:53</meta:creation-date>
    <meta:document-statistic meta:table-count="0" meta:image-count="0" meta:object-count="0" meta:page-count="1" meta:paragraph-count="14" meta:word-count="40" meta:character-count="311"/>
    <dc:date>2014-05-31T11:02:02</dc:date>
    <dc:creator>Апти Хасухаджиев</dc:creator>
    <meta:editing-duration>PT6M10S</meta:editing-duration>
    <meta:editing-cycles>1</meta:editing-cycles>
    <meta:generator>OpenOffice/4.1.0$Unix OpenOffice.org_project/410m18$Build-9764</meta:generator>
  </office:meta>
</office:document-meta>
</file>